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ource_20_Code_20_Example_7e_LT_7e_Gliederung_20_1">
      <style:text-properties style:font-name="Times New Roman" fo:font-size="14pt" officeooo:rsid="000405a6" officeooo:paragraph-rsid="000405a6" style:font-size-asian="14pt" style:font-size-complex="14pt"/>
    </style:style>
    <style:style style:name="P2" style:family="paragraph" style:parent-style-name="Source_20_Code_20_Example_7e_LT_7e_Gliederung_20_1">
      <style:paragraph-properties fo:margin-left="0in" fo:margin-right="0in" fo:margin-top="0in" fo:margin-bottom="0in" loext:contextual-spacing="false" fo:line-height="105%" fo:text-indent="0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rsid="00018be3" officeooo:paragraph-rsid="00018be3" style:font-size-asian="14pt" style:font-size-complex="14pt"/>
    </style:style>
    <style:style style:name="P4" style:family="paragraph" style:parent-style-name="Standard">
      <style:text-properties style:font-name="Times New Roman" fo:font-size="14pt" officeooo:rsid="0003d064" officeooo:paragraph-rsid="0003d064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3d064" style:font-size-asian="14pt" style:font-size-complex="14pt"/>
    </style:style>
    <style:style style:name="P6" style:family="paragraph" style:parent-style-name="Standard">
      <style:text-properties style:font-name="Times New Roman" fo:font-size="14pt" fo:language="bg" fo:country="BG" officeooo:rsid="0003d064" officeooo:paragraph-rsid="0003d064" style:font-size-asian="14pt" style:font-size-complex="14pt"/>
    </style:style>
    <style:style style:name="P7" style:family="paragraph" style:parent-style-name="Standard">
      <style:text-properties style:font-name="Times New Roman" fo:font-size="14pt" fo:language="en" fo:country="US" officeooo:rsid="00018be3" officeooo:paragraph-rsid="00018be3" style:font-size-asian="14pt" style:font-size-complex="14pt"/>
    </style:style>
    <style:style style:name="P8" style:family="paragraph" style:parent-style-name="Standard">
      <style:text-properties style:font-name="Times New Roman" fo:font-size="14pt" fo:language="en" fo:country="US" officeooo:rsid="0003d064" officeooo:paragraph-rsid="0003d064" style:font-size-asian="14pt" style:font-size-complex="14pt"/>
    </style:style>
    <style:style style:name="P9" style:family="paragraph" style:parent-style-name="Standard">
      <style:text-properties style:font-name="Times New Roman" fo:font-size="14pt" fo:language="en" fo:country="US" officeooo:rsid="000405a6" officeooo:paragraph-rsid="000405a6" style:font-size-asian="14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082fb1" officeooo:paragraph-rsid="00082fb1" style:font-size-asian="14pt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officeooo:rsid="00018be3" officeooo:paragraph-rsid="00018be3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language="en" fo:country="US" fo:font-weight="bold" officeooo:rsid="00082fb1" officeooo:paragraph-rsid="00082fb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018be3" officeooo:paragraph-rsid="00018be3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a9b7c6" style:font-name="Times New Roman" fo:font-size="14pt" fo:language="bg" fo:country="BG" fo:font-style="normal" fo:font-weight="normal" officeooo:rsid="00064e94" officeooo:paragraph-rsid="00064e94" style:font-size-asian="14pt" style:font-style-asian="normal" style:font-weight-asian="normal" style:font-size-complex="14pt"/>
    </style:style>
    <style:style style:name="P15" style:family="paragraph" style:parent-style-name="Standard">
      <style:text-properties fo:color="#a9b7c6" style:font-name="Times New Roman" fo:font-size="14pt" fo:font-style="normal" fo:font-weight="normal" officeooo:paragraph-rsid="0003d064" style:font-size-asian="14pt" style:font-style-asian="normal" style:font-weight-asian="normal" style:font-size-complex="14pt"/>
    </style:style>
    <style:style style:name="P16" style:family="paragraph" style:parent-style-name="Standard">
      <style:text-properties fo:color="#a9b7c6" style:font-name="Times New Roman" fo:font-size="14pt" fo:language="en" fo:country="US" fo:font-style="normal" fo:font-weight="normal" officeooo:rsid="00064e94" officeooo:paragraph-rsid="00064e94" style:font-size-asian="14pt" style:font-style-asian="normal" style:font-weight-asian="normal" style:font-size-complex="14pt"/>
    </style:style>
    <style:style style:name="P17" style:family="paragraph" style:parent-style-name="Preformatted_20_Text">
      <style:text-properties fo:color="#a9b7c6" style:font-name="Times New Roman" fo:font-size="14pt" fo:language="bg" fo:country="BG" fo:font-style="normal" fo:font-weight="normal" officeooo:rsid="00064e94" officeooo:paragraph-rsid="00064e94" style:font-size-asian="14pt" style:font-style-asian="normal" style:font-weight-asian="normal" style:font-size-complex="14pt"/>
    </style:style>
    <style:style style:name="P18" style:family="paragraph" style:parent-style-name="Preformatted_20_Text">
      <style:text-properties style:font-name="Times New Roman" fo:font-size="14pt" fo:language="en" fo:country="US" officeooo:rsid="00082fb1" officeooo:paragraph-rsid="00082fb1" style:font-size-asian="14pt" style:font-size-complex="14pt"/>
    </style:style>
    <style:style style:name="P19" style:family="paragraph" style:parent-style-name="Preformatted_20_Text">
      <style:text-properties style:font-name="Times New Roman" fo:font-size="14pt" fo:language="en" fo:country="US" officeooo:rsid="00082fb1" officeooo:paragraph-rsid="0008cdfe" style:font-size-asian="14pt" style:font-size-complex="14pt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08cdf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05a6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color="#6a8759" fo:font-style="normal" fo:font-weight="normal" style:font-style-asian="normal" style:font-weight-asian="normal"/>
    </style:style>
    <style:style style:name="T7" style:family="text">
      <style:text-properties fo:color="#6a8759" style:font-name="Consolas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fo:font-style="normal" fo:font-weight="normal" style:font-style-asian="normal" style:font-weight-asian="normal"/>
    </style:style>
    <style:style style:name="T9" style:family="text">
      <style:text-properties fo:color="#a9b7c6" fo:language="bg" fo:country="BG" fo:font-style="normal" fo:font-weight="normal" officeooo:rsid="0003d064" style:font-style-asian="normal" style:font-weight-asian="normal"/>
    </style:style>
    <style:style style:name="T10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fo:font-style="normal" fo:font-weight="normal" style:font-style-asian="normal" style:font-weight-asian="normal"/>
    </style:style>
    <style:style style:name="T12" style:family="text">
      <style:text-properties fo:color="#8888c6" fo:language="bg" fo:country="BG" fo:font-style="normal" fo:font-weight="normal" officeooo:rsid="0003d064" style:font-style-asian="normal" style:font-weight-asian="normal"/>
    </style:style>
    <style:style style:name="T13" style:family="text">
      <style:text-properties fo:color="#8888c6" style:font-name="Consolas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fo:font-style="normal" fo:font-weight="normal" style:font-style-asian="normal" style:font-weight-asian="normal"/>
    </style:style>
    <style:style style:name="T15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b050" fo:font-style="italic" fo:font-weight="bold" style:font-style-asian="italic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officeooo:rsid="0008cd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. Stack and Queue<text:span text:style-name="T1">(Оптимизирани структури)</text:span>:</text:p>
      <text:p text:style-name="P3"/>
      <text:p text:style-name="P3">Stack in Python is the List</text:p>
      <text:p text:style-name="P3">- append()</text:p>
      <text:p text:style-name="P3">- pop()</text:p>
      <text:p text:style-name="P3">- peek()</text:p>
      <text:p text:style-name="P3"/>
      <text:p text:style-name="P3">Queue in Python is from collections.deque</text:p>
      <text:p text:style-name="P3">- <text:span text:style-name="T3">append()</text:span></text:p>
      <text:p text:style-name="P7">- popleft()</text:p>
      <text:p text:style-name="P3"><text:span text:style-name="T3">- queue[-1] </text:span><text:span text:style-name="T1">е равносилно на </text:span><text:span text:style-name="T3">peek()</text:span></text:p>
      <text:p text:style-name="P7"/>
      <text:p text:style-name="P11">2. Tuples and Sets</text:p>
      <text:p text:style-name="P7"/>
      <text:p text:style-name="P3"><text:span text:style-name="T3">- </text:span><text:span text:style-name="T4">Tuple</text:span></text:p>
      <text:p text:style-name="P3">tuple = (1, 2, 3)</text:p>
      <text:p text:style-name="P3">tuple = (1, )</text:p>
      <text:p text:style-name="P3"/>
      <text:p text:style-name="P3">tuple.count() # 3</text:p>
      <text:p text:style-name="P3">tuple.index(2) # 1</text:p>
      <text:p text:style-name="P3"/>
      <text:p text:style-name="P4">a, b, c = tuple</text:p>
      <text:p text:style-name="P4"/>
      <text:p text:style-name="P4"/>
      <text:p text:style-name="P4">- Dictionary – <text:span text:style-name="T1">итерираме с </text:span><text:span text:style-name="T3">.items()</text:span></text:p>
      <text:p text:style-name="P8">for key, value in dict.items()</text:p>
      <text:p text:style-name="P6"/>
      <text:p text:style-name="P6">или с <text:span text:style-name="T3">comprehension</text:span></text:p>
      <text:p text:style-name="P8">[print(f‘{key} – {value}’) for key, value in dict.items()]</text:p>
      <text:p text:style-name="P8"/>
      <text:p text:style-name="P6">Принтиране с точност 2 знака - </text:p>
      <text:p text:style-name="P5"><text:span text:style-name="T6">" "</text:span><text:span text:style-name="T8">.join(</text:span><text:span text:style-name="T11">str</text:span><text:span text:style-name="T8">(</text:span><text:span text:style-name="T6">'%.2f' </text:span><text:span text:style-name="T8">% x) </text:span><text:span text:style-name="T14">for </text:span><text:span text:style-name="T8">x </text:span><text:span text:style-name="T14">in </text:span><text:span text:style-name="T8">value) <text:s text:c="2"/></text:span><text:span text:style-name="T9">или</text:span></text:p>
      <text:p text:style-name="P5"><text:span text:style-name="T12">print</text:span><text:span text:style-name="T8">(</text:span><text:span text:style-name="T6">f'</text:span><text:span text:style-name="T14">{</text:span><text:span text:style-name="T8">key</text:span><text:span text:style-name="T14">}</text:span><text:span text:style-name="T6"> -&gt; </text:span><text:span text:style-name="T14">{</text:span><text:span text:style-name="T8">grades</text:span><text:span text:style-name="T14">}</text:span><text:span text:style-name="T6"> (avg: %.2f)' </text:span><text:span text:style-name="T8">% average)</text:span></text:p>
      <text:p text:style-name="P15"/>
      <text:p text:style-name="P14">Принтиране на колекция от числа с <text:span text:style-name="T3">Comprehension - </text:span></text:p>
      <text:p text:style-name="P17"><text:span text:style-name="Source_20_Text"><text:span text:style-name="T3">print(' '.join([str(i) for i in int_list]))</text:span></text:span></text:p>
      <text:p text:style-name="P16"/>
      <text:p text:style-name="P16"/>
      <text:p text:style-name="P6">- <text:span text:style-name="T4">Sets</text:span></text:p>
      <text:p text:style-name="P9">a = set([1, 2, 3, 4])</text:p>
      <text:p text:style-name="P9">b = set([3, 4, 5, 6])</text:p>
      <text:p text:style-name="P9">a &amp; b → intersection # [3, 4]</text:p>
      <text:p text:style-name="P9"><text:soft-page-break/>a &lt; b → subset # False</text:p>
      <text:p text:style-name="P9">a – b → difference # [1, 2]</text:p>
      <text:p text:style-name="P9">a ^ b → symmetric difference # [1, 2, 5, 6]</text:p>
      <text:p text:style-name="P9"/>
      <text:p text:style-name="P1"><text:span text:style-name="T5">a.intercection(b) <text:s text:c="8"/></text:span><text:span text:style-name="T16"># Equivalent to a &amp; b</text:span></text:p>
      <text:p text:style-name="P2"><text:span text:style-name="T17">a.issubset(b) <text:s text:c="12"/></text:span><text:span text:style-name="T16"># Equivalent to a &lt;= b</text:span></text:p>
      <text:p text:style-name="P2"><text:span text:style-name="T17">a.issuperset(b) <text:s text:c="10"/></text:span><text:span text:style-name="T16"># Equivalent to a &gt;= b</text:span></text:p>
      <text:p text:style-name="P2"><text:span text:style-name="T17">a.difference(b) <text:s text:c="10"/></text:span><text:span text:style-name="T16"># Equivalent to a - b</text:span></text:p>
      <text:p text:style-name="P2"><text:span text:style-name="T17">a.symmetric_difference(b) </text:span><text:span text:style-name="T16"># Equivalent to a ^ b</text:span></text:p>
      <text:p text:style-name="P9"/>
      <text:p text:style-name="P12">3. Multidimensional arrays(matrices) – same as other languages</text:p>
      <text:p text:style-name="P10"/>
      <text:p text:style-name="P10"/>
      <text:p text:style-name="P10"/>
      <text:p text:style-name="P12">4. Comprehension</text:p>
      <text:p text:style-name="P10"/>
      <text:p text:style-name="P10"><text:span text:style-name="T10">pairs = {country: capital </text:span><text:span text:style-name="T15">for </text:span><text:span text:style-name="T10">(country</text:span><text:span text:style-name="T15">, </text:span><text:span text:style-name="T10">capital) </text:span><text:span text:style-name="T15">in </text:span><text:span text:style-name="T13">zip</text:span><text:span text:style-name="T10">(countries</text:span><text:span text:style-name="T15">, </text:span><text:span text:style-name="T10">capitals)}</text:span><text:line-break/><text:line-break/><text:span text:style-name="T10">[</text:span><text:span text:style-name="T13">print</text:span><text:span text:style-name="T10">(</text:span><text:span text:style-name="T7">f'</text:span><text:span text:style-name="T15">{</text:span><text:span text:style-name="T10">country</text:span><text:span text:style-name="T15">}</text:span><text:span text:style-name="T7"> -&gt; </text:span><text:span text:style-name="T15">{</text:span><text:span text:style-name="T10">capital</text:span><text:span text:style-name="T15">}</text:span><text:span text:style-name="T7">'</text:span><text:span text:style-name="T10">) </text:span><text:span text:style-name="T15">for </text:span><text:span text:style-name="T10">(country</text:span><text:span text:style-name="T15">, </text:span><text:span text:style-name="T10">capital) </text:span><text:span text:style-name="T15">in </text:span><text:span text:style-name="T10">pairs.items()]</text:span></text:p>
      <text:p text:style-name="P10"/>
      <text:p text:style-name="P10"/>
      <text:p text:style-name="P18"><text:span text:style-name="Source_20_Text">{outer_k: {float(inner_v) for (inner_k, inner_v) in outer_v.items()} for (outer_k, outer_v) in nested_dict.items()}</text:span></text:p>
      <text:p text:style-name="P18"><text:span text:style-name="Source_20_Text"/></text:p>
      <text:p text:style-name="P19"><text:span text:style-name="Source_20_Text"><text:span text:style-name="T2">Сортиране по стойност на </text:span></text:span><text:span text:style-name="Source_20_Text"><text:span text:style-name="T18">nested dictionary:</text:span></text:span></text:p>
      <text:p text:style-name="P19"><text:span text:style-name="Source_20_Text"/></text:p>
      <text:p text:style-name="P19"><text:span text:style-name="Source_20_Text">sorted(your_list, key=lambda x: (your_dict[x]['downloads'], your_dict[x]['date']))</text:span></text:p>
      <text:p text:style-name="P19"><text:span text:style-name="Source_20_Text"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resentation_20_Title_20_Slide_7e_LT_7e_Gliederung_20_1" style:display-name="Presentation Title Slide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tion_20_Title_20_Slide_7e_LT_7e_Gliederung_20_2" style:display-name="Presentation Title Slide~LT~Gliederung 2" style:family="paragraph" style:parent-style-name="Presentation_20_Title_20_Slide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Presentation_20_Title_20_Slide_7e_LT_7e_Gliederung_20_3" style:display-name="Presentation Title Slide~LT~Gliederung 3" style:family="paragraph" style:parent-style-name="Presentation_20_Title_20_Slide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sentation_20_Title_20_Slide_7e_LT_7e_Gliederung_20_4" style:display-name="Presentation Title Slide~LT~Gliederung 4" style:family="paragraph" style:parent-style-name="Presentation_20_Title_20_Slide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resentation_20_Title_20_Slide_7e_LT_7e_Gliederung_20_5" style:display-name="Presentation Title Slide~LT~Gliederung 5" style:family="paragraph" style:parent-style-name="Presentation_20_Title_20_Slide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tion_20_Title_20_Slide_7e_LT_7e_Gliederung_20_6" style:display-name="Presentation Title Slide~LT~Gliederung 6" style:family="paragraph" style:parent-style-name="Presentation_20_Title_20_Slide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tion_20_Title_20_Slide_7e_LT_7e_Gliederung_20_7" style:display-name="Presentation Title Slide~LT~Gliederung 7" style:family="paragraph" style:parent-style-name="Presentation_20_Title_20_Slide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tion_20_Title_20_Slide_7e_LT_7e_Gliederung_20_8" style:display-name="Presentation Title Slide~LT~Gliederung 8" style:family="paragraph" style:parent-style-name="Presentation_20_Title_20_Slide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tion_20_Title_20_Slide_7e_LT_7e_Gliederung_20_9" style:display-name="Presentation Title Slide~LT~Gliederung 9" style:family="paragraph" style:parent-style-name="Presentation_20_Title_20_Slide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tion_20_Title_20_Slide_7e_LT_7e_Titel" style:display-name="Presentation Title Slide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tion_20_Title_20_Slide_7e_LT_7e_Untertitel" style:display-name="Presentation 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tion_20_Title_20_Slide_7e_LT_7e_Notizen" style:display-name="Presentation 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tion_20_Title_20_Slide_7e_LT_7e_Hintergrundobjekte" style:display-name="Presentation 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sentation_20_Title_20_Slide_7e_LT_7e_Hintergrund" style:display-name="Presentation 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s_7e_LT_7e_Gliederung_20_1" style:display-name="Table of Contents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of_20_Contents_7e_LT_7e_Gliederung_20_2" style:display-name="Table of Contents~LT~Gliederung 2" style:family="paragraph" style:parent-style-name="Table_20_of_20_Contents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able_20_of_20_Contents_7e_LT_7e_Gliederung_20_3" style:display-name="Table of Contents~LT~Gliederung 3" style:family="paragraph" style:parent-style-name="Table_20_of_20_Contents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s_7e_LT_7e_Gliederung_20_4" style:display-name="Table of Contents~LT~Gliederung 4" style:family="paragraph" style:parent-style-name="Table_20_of_20_Contents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able_20_of_20_Contents_7e_LT_7e_Gliederung_20_5" style:display-name="Table of Contents~LT~Gliederung 5" style:family="paragraph" style:parent-style-name="Table_20_of_20_Contents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s_7e_LT_7e_Gliederung_20_6" style:display-name="Table of Contents~LT~Gliederung 6" style:family="paragraph" style:parent-style-name="Table_20_of_20_Contents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s_7e_LT_7e_Gliederung_20_7" style:display-name="Table of Contents~LT~Gliederung 7" style:family="paragraph" style:parent-style-name="Table_20_of_20_Contents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s_7e_LT_7e_Gliederung_20_8" style:display-name="Table of Contents~LT~Gliederung 8" style:family="paragraph" style:parent-style-name="Table_20_of_20_Contents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s_7e_LT_7e_Gliederung_20_9" style:display-name="Table of Contents~LT~Gliederung 9" style:family="paragraph" style:parent-style-name="Table_20_of_20_Contents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s_7e_LT_7e_Titel" style:display-name="Table of Contents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of_20_Contents_7e_LT_7e_Untertitel" style:display-name="Table of Content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of_20_Contents_7e_LT_7e_Notizen" style:display-name="Table of Contents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of_20_Contents_7e_LT_7e_Hintergrundobjekte" style:display-name="Table of Conten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of_20_Contents_7e_LT_7e_Hintergrund" style:display-name="Table of Conten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20_Title_20_Slide_7e_LT_7e_Gliederung_20_1" style:display-name="Section Title Slide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Title_20_Slide_7e_LT_7e_Gliederung_20_2" style:display-name="Section Title Slide~LT~Gliederung 2" style:family="paragraph" style:parent-style-name="Section_20_Title_20_Slide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Section_20_Title_20_Slide_7e_LT_7e_Gliederung_20_3" style:display-name="Section Title Slide~LT~Gliederung 3" style:family="paragraph" style:parent-style-name="Section_20_Title_20_Slide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ection_20_Title_20_Slide_7e_LT_7e_Gliederung_20_4" style:display-name="Section Title Slide~LT~Gliederung 4" style:family="paragraph" style:parent-style-name="Section_20_Title_20_Slide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ection_20_Title_20_Slide_7e_LT_7e_Gliederung_20_5" style:display-name="Section Title Slide~LT~Gliederung 5" style:family="paragraph" style:parent-style-name="Section_20_Title_20_Slide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Slide_7e_LT_7e_Gliederung_20_6" style:display-name="Section Title Slide~LT~Gliederung 6" style:family="paragraph" style:parent-style-name="Section_20_Title_20_Slide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Slide_7e_LT_7e_Gliederung_20_7" style:display-name="Section Title Slide~LT~Gliederung 7" style:family="paragraph" style:parent-style-name="Section_20_Title_20_Slide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Slide_7e_LT_7e_Gliederung_20_8" style:display-name="Section Title Slide~LT~Gliederung 8" style:family="paragraph" style:parent-style-name="Section_20_Title_20_Slide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Slide_7e_LT_7e_Gliederung_20_9" style:display-name="Section Title Slide~LT~Gliederung 9" style:family="paragraph" style:parent-style-name="Section_20_Title_20_Slide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Slide_7e_LT_7e_Titel" style:display-name="Section Title Slide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Title_20_Slide_7e_LT_7e_Untertitel" style:display-name="Section 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Title_20_Slide_7e_LT_7e_Notizen" style:display-name="Section 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Title_20_Slide_7e_LT_7e_Hintergrundobjekte" style:display-name="Section 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20_Title_20_Slide_7e_LT_7e_Hintergrund" style:display-name="Section 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ortant_20_Concept_7e_LT_7e_Gliederung_20_1" style:display-name="Important Concept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ortant_20_Concept_7e_LT_7e_Gliederung_20_2" style:display-name="Important Concept~LT~Gliederung 2" style:family="paragraph" style:parent-style-name="Important_20_Concept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Important_20_Concept_7e_LT_7e_Gliederung_20_3" style:display-name="Important Concept~LT~Gliederung 3" style:family="paragraph" style:parent-style-name="Important_20_Concept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ortant_20_Concept_7e_LT_7e_Gliederung_20_4" style:display-name="Important Concept~LT~Gliederung 4" style:family="paragraph" style:parent-style-name="Important_20_Concept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mportant_20_Concept_7e_LT_7e_Gliederung_20_5" style:display-name="Important Concept~LT~Gliederung 5" style:family="paragraph" style:parent-style-name="Important_20_Concept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ortant_20_Concept_7e_LT_7e_Gliederung_20_6" style:display-name="Important Concept~LT~Gliederung 6" style:family="paragraph" style:parent-style-name="Important_20_Concept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ortant_20_Concept_7e_LT_7e_Gliederung_20_7" style:display-name="Important Concept~LT~Gliederung 7" style:family="paragraph" style:parent-style-name="Important_20_Concept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ortant_20_Concept_7e_LT_7e_Gliederung_20_8" style:display-name="Important Concept~LT~Gliederung 8" style:family="paragraph" style:parent-style-name="Important_20_Concept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ortant_20_Concept_7e_LT_7e_Gliederung_20_9" style:display-name="Important Concept~LT~Gliederung 9" style:family="paragraph" style:parent-style-name="Important_20_Concept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ortant_20_Concept_7e_LT_7e_Titel" style:display-name="Important Concept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ortant_20_Concept_7e_LT_7e_Untertitel" style:display-name="Important Concep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ortant_20_Concept_7e_LT_7e_Notizen" style:display-name="Important Concep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ortant_20_Concept_7e_LT_7e_Hintergrundobjekte" style:display-name="Important Concep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ortant_20_Concept_7e_LT_7e_Hintergrund" style:display-name="Important Concep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Code_20_Example_7e_LT_7e_Gliederung_20_1" style:display-name="Source Code Example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urce_20_Code_20_Example_7e_LT_7e_Gliederung_20_2" style:display-name="Source Code Example~LT~Gliederung 2" style:family="paragraph" style:parent-style-name="Source_20_Code_20_Example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Source_20_Code_20_Example_7e_LT_7e_Gliederung_20_3" style:display-name="Source Code Example~LT~Gliederung 3" style:family="paragraph" style:parent-style-name="Source_20_Code_20_Example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ource_20_Code_20_Example_7e_LT_7e_Gliederung_20_4" style:display-name="Source Code Example~LT~Gliederung 4" style:family="paragraph" style:parent-style-name="Source_20_Code_20_Example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Source_20_Code_20_Example_7e_LT_7e_Gliederung_20_5" style:display-name="Source Code Example~LT~Gliederung 5" style:family="paragraph" style:parent-style-name="Source_20_Code_20_Example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urce_20_Code_20_Example_7e_LT_7e_Gliederung_20_6" style:display-name="Source Code Example~LT~Gliederung 6" style:family="paragraph" style:parent-style-name="Source_20_Code_20_Example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urce_20_Code_20_Example_7e_LT_7e_Gliederung_20_7" style:display-name="Source Code Example~LT~Gliederung 7" style:family="paragraph" style:parent-style-name="Source_20_Code_20_Example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urce_20_Code_20_Example_7e_LT_7e_Gliederung_20_8" style:display-name="Source Code Example~LT~Gliederung 8" style:family="paragraph" style:parent-style-name="Source_20_Code_20_Example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urce_20_Code_20_Example_7e_LT_7e_Gliederung_20_9" style:display-name="Source Code Example~LT~Gliederung 9" style:family="paragraph" style:parent-style-name="Source_20_Code_20_Example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urce_20_Code_20_Example_7e_LT_7e_Titel" style:display-name="Source Code Example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urce_20_Code_20_Example_7e_LT_7e_Untertitel" style:display-name="Source Code Examp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urce_20_Code_20_Example_7e_LT_7e_Notizen" style:display-name="Source Code Exampl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urce_20_Code_20_Example_7e_LT_7e_Hintergrundobjekte" style:display-name="Source Code Examp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Code_20_Example_7e_LT_7e_Hintergrund" style:display-name="Source Code Examp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estions_20_Slide_7e_LT_7e_Gliederung_20_1" style:display-name="Questions Slide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estions_20_Slide_7e_LT_7e_Gliederung_20_2" style:display-name="Questions Slide~LT~Gliederung 2" style:family="paragraph" style:parent-style-name="Questions_20_Slide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Questions_20_Slide_7e_LT_7e_Gliederung_20_3" style:display-name="Questions Slide~LT~Gliederung 3" style:family="paragraph" style:parent-style-name="Questions_20_Slide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Questions_20_Slide_7e_LT_7e_Gliederung_20_4" style:display-name="Questions Slide~LT~Gliederung 4" style:family="paragraph" style:parent-style-name="Questions_20_Slide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Questions_20_Slide_7e_LT_7e_Gliederung_20_5" style:display-name="Questions Slide~LT~Gliederung 5" style:family="paragraph" style:parent-style-name="Questions_20_Slide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s_20_Slide_7e_LT_7e_Gliederung_20_6" style:display-name="Questions Slide~LT~Gliederung 6" style:family="paragraph" style:parent-style-name="Questions_20_Slide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s_20_Slide_7e_LT_7e_Gliederung_20_7" style:display-name="Questions Slide~LT~Gliederung 7" style:family="paragraph" style:parent-style-name="Questions_20_Slide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s_20_Slide_7e_LT_7e_Gliederung_20_8" style:display-name="Questions Slide~LT~Gliederung 8" style:family="paragraph" style:parent-style-name="Questions_20_Slide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s_20_Slide_7e_LT_7e_Gliederung_20_9" style:display-name="Questions Slide~LT~Gliederung 9" style:family="paragraph" style:parent-style-name="Questions_20_Slide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s_20_Slide_7e_LT_7e_Titel" style:display-name="Questions Slide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estions_20_Slide_7e_LT_7e_Untertitel" style:display-name="Questions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estions_20_Slide_7e_LT_7e_Notizen" style:display-name="Questions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estions_20_Slide_7e_LT_7e_Hintergrundobjekte" style:display-name="Questions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estions_20_Slide_7e_LT_7e_Hintergrund" style:display-name="Questions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out_20_Slide_7e_LT_7e_Gliederung_20_1" style:display-name="About Slide~LT~Gliederung 1" style:family="paragraph" style:default-outline-level="">
      <style:paragraph-properties fo:margin-top="0.196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out_20_Slide_7e_LT_7e_Gliederung_20_2" style:display-name="About Slide~LT~Gliederung 2" style:family="paragraph" style:parent-style-name="About_20_Slide_7e_LT_7e_Gliederung_20_1" style:default-outline-level="">
      <style:paragraph-properties fo:margin-top="0.1575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About_20_Slide_7e_LT_7e_Gliederung_20_3" style:display-name="About Slide~LT~Gliederung 3" style:family="paragraph" style:parent-style-name="About_20_Slide_7e_LT_7e_Gliederung_20_2" style:default-outline-level="">
      <style:paragraph-properties fo:margin-top="0.1181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bout_20_Slide_7e_LT_7e_Gliederung_20_4" style:display-name="About Slide~LT~Gliederung 4" style:family="paragraph" style:parent-style-name="About_20_Slide_7e_LT_7e_Gliederung_20_3" style:default-outline-level="">
      <style:paragraph-properties fo:margin-top="0.0783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About_20_Slide_7e_LT_7e_Gliederung_20_5" style:display-name="About Slide~LT~Gliederung 5" style:family="paragraph" style:parent-style-name="About_20_Slide_7e_LT_7e_Gliederung_20_4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out_20_Slide_7e_LT_7e_Gliederung_20_6" style:display-name="About Slide~LT~Gliederung 6" style:family="paragraph" style:parent-style-name="About_20_Slide_7e_LT_7e_Gliederung_20_5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out_20_Slide_7e_LT_7e_Gliederung_20_7" style:display-name="About Slide~LT~Gliederung 7" style:family="paragraph" style:parent-style-name="About_20_Slide_7e_LT_7e_Gliederung_20_6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out_20_Slide_7e_LT_7e_Gliederung_20_8" style:display-name="About Slide~LT~Gliederung 8" style:family="paragraph" style:parent-style-name="About_20_Slide_7e_LT_7e_Gliederung_20_7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out_20_Slide_7e_LT_7e_Gliederung_20_9" style:display-name="About Slide~LT~Gliederung 9" style:family="paragraph" style:parent-style-name="About_20_Slide_7e_LT_7e_Gliederung_20_8" style:default-outline-level="">
      <style:paragraph-properties fo:margin-top="0.0398in" fo:margin-bottom="0in" loext:contextual-spacing="false" fo:line-height="105%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out_20_Slide_7e_LT_7e_Titel" style:display-name="About Slide~LT~Titel" style:family="paragraph" style:default-outline-level="">
      <style:paragraph-properties style:line-height-at-least="0.139in" fo:text-align="start" style:justify-single-word="false" style:writing-mode="lr-tb"/>
      <style:text-properties fo:color="#234465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out_20_Slide_7e_LT_7e_Untertitel" style:display-name="About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out_20_Slide_7e_LT_7e_Notizen" style:display-name="About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out_20_Slide_7e_LT_7e_Hintergrundobjekte" style:display-name="About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out_20_Slide_7e_LT_7e_Hintergrund" style:display-name="About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03T23:34:42.513000000</dc:date>
    <meta:editing-duration>PT21M59S</meta:editing-duration>
    <meta:editing-cycles>7</meta:editing-cycles>
    <meta:document-statistic meta:table-count="0" meta:image-count="0" meta:object-count="0" meta:page-count="2" meta:paragraph-count="43" meta:word-count="247" meta:character-count="1534" meta:non-whitespace-character-count="1281"/>
  </office:meta>
</office:document-meta>
</file>